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f2944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f2944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f2944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f2944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f2944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f2944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f2944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f2944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f2944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f2944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f2944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f294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f2944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f2944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f2944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f2944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f2944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herson Alfonso Rangel Parr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4/5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657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Gerson Alberto Rangel La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909088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55.75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2" meta:non-whitespace-character-count="1004"/>
    <meta:template xlink:type="simple" xlink:actuate="onRequest" xlink:title="Normal" xlink:href=""/>
  </office:meta>
</office:document-meta>
</file>